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7.595cm" fo:margin-left="0cm" fo:margin-right="-0.005cm" table:align="margins"/>
    </style:style>
    <style:style style:name="Definitions.A" style:family="table-column">
      <style:table-column-properties style:column-width="3.814cm" style:rel-column-width="14201*"/>
    </style:style>
    <style:style style:name="Definitions.B" style:family="table-column">
      <style:table-column-properties style:column-width="13.781cm" style:rel-column-width="51334*"/>
    </style:style>
    <style:style style:name="Definitions.A1" style:family="table-cell" style:data-style-name="N5100">
      <style:table-cell-properties fo:background-color="#0099ff" fo:padding="0.097cm" fo:border-left="0.088cm solid #000080" fo:border-right="none" fo:border-top="0.088cm solid #000080" fo:border-bottom="0.088cm solid #000080">
        <style:background-image/>
      </style:table-cell-properties>
    </style:style>
    <style:style style:name="Definitions.B1" style:family="table-cell" style:data-style-name="N5100">
      <style:table-cell-properties fo:background-color="#0099ff" fo:padding="0.097cm" fo:border="0.088cm solid #000080">
        <style:background-image/>
      </style:table-cell-properties>
    </style:style>
    <style:style style:name="Definitions.A2" style:family="table-cell" style:data-style-name="N5100">
      <style:table-cell-properties fo:background-color="#ffffff" fo:padding="0.097cm" fo:border-left="0.088cm solid #000080" fo:border-right="none" fo:border-top="none" fo:border-bottom="0.088cm solid #000080">
        <style:background-image/>
      </style:table-cell-properties>
    </style:style>
    <style:style style:name="Definitions.B2" style:family="table-cell" style:data-style-name="N5000">
      <style:table-cell-properties fo:background-color="#ffffff" fo:padding="0.097cm" fo:border-left="0.088cm solid #000080" fo:border-right="0.088cm solid #000080" fo:border-top="none" fo:border-bottom="0.088cm solid #000080">
        <style:background-image/>
      </style:table-cell-properties>
    </style:style>
    <style:style style:name="Definitions.B5" style:family="table-cell">
      <style:table-cell-properties fo:background-color="#ffffff" fo:padding="0.097cm" fo:border-left="0.088cm solid #000080" fo:border-right="0.088cm solid #000080" fo:border-top="none" fo:border-bottom="0.088cm solid #000080">
        <style:background-image/>
      </style:table-cell-properties>
    </style:style>
    <style:style style:name="Issues" style:family="table">
      <style:table-properties style:width="17.59cm" table:align="margins"/>
    </style:style>
    <style:style style:name="Issues.A" style:family="table-column">
      <style:table-column-properties style:column-width="4.39cm" style:rel-column-width="16360*"/>
    </style:style>
    <style:style style:name="Issues.B" style:family="table-column">
      <style:table-column-properties style:column-width="13.199cm" style:rel-column-width="49175*"/>
    </style:style>
    <style:style style:name="Issues.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Issues.B1" style:family="table-cell">
      <style:table-cell-properties fo:background-color="#000080" fo:padding="0.097cm" fo:border="0.002cm solid #000000">
        <style:background-image/>
      </style:table-cell-properties>
    </style:style>
    <style:style style:name="Issues.A2" style:family="table-cell">
      <style:table-cell-properties fo:background-color="#4d4d4d" fo:padding="0.097cm" fo:border-left="0.002cm solid #000000" fo:border-right="none" fo:border-top="none" fo:border-bottom="0.002cm solid #000000">
        <style:background-image/>
      </style:table-cell-properties>
    </style:style>
    <style:style style:name="Issues.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style style:name="P12" style:family="paragraph" style:parent-style-name="Text_20_body" style:list-style-name="L4"/>
    <style:style style:name="P13" style:family="paragraph" style:parent-style-name="Text_20_body" style:list-style-name="L4"/>
    <style:style style:name="P14" style:family="paragraph" style:parent-style-name="Text_20_body" style:list-style-name="L4"/>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4"/>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efinitions:</text:p>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office:value-type="float">
            <text:p text:style-name="P1"/>
          </table:table-cell>
        </table:table-row>
        <table:table-row>
          <table:table-cell table:style-name="Definitions.A2" office:value-type="float" office:value="0">
            <text:p text:style-name="P3">Replication Group</text:p>
          </table:table-cell>
          <table:table-cell table:style-name="Definitions.B2" office:value-type="float">
            <text:p text:style-name="P3"/>
          </table:table-cell>
        </table:table-row>
        <table:table-row>
          <table:table-cell table:style-name="Definitions.A2" office:value-type="float" office:value="0">
            <text:p text:style-name="P3">Service Instance</text:p>
          </table:table-cell>
          <table:table-cell table:style-name="Definitions.B2" office:value-type="float">
            <text:p text:style-name="P3"/>
          </table:table-cell>
        </table:table-row>
        <table:table-row>
          <table:table-cell table:style-name="Definitions.A2" office:value-type="float" office:value="0">
            <text:p text:style-name="P3">Server</text:p>
          </table:table-cell>
          <table:table-cell table:style-name="Definitions.B2" office:value-type="float">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office:value-type="float">
            <text:p text:style-name="P3"/>
          </table:table-cell>
          <table:table-cell table:style-name="Definitions.B5" office:value-type="string">
            <text:p text:style-name="P3"/>
          </table:table-cell>
        </table:table-row>
      </table:table>
      <text:p text:style-name="Text_20_body"/>
      <text:p text:style-name="Heading_20_1">Functional Decomposition</text:p>
      <text:p text:style-name="Text_20_body"/>
      <text:p text:style-name="Text_20_body"><draw:frame draw:style-name="fr1" draw:name="Object1" text:anchor-type="paragraph" svg:x="1.773cm" svg:y="0.459cm" svg:width="21.59cm" svg:height="11.423cm" draw:z-index="0"><draw:object xlink:href="./Object 1" xlink:type="simple" xlink:show="embed" xlink:actuate="onLoad"/><draw:image xlink:href="./ObjectReplacements/Object 1" xlink:type="simple" xlink:show="embed" xlink:actuate="onLoad"/></draw:frame></text:p>
      <text:p text:style-name="Text_20_body"/>
      <text:p text:style-name="Heading_20_1">Availability</text:p>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p text:style-name="Heading_20_2">Failure Modes</text:p>
      <text:list text:style-name="L1">
        <text:list-item>
          <text:p text:style-name="P5">Connectivity level</text:p>
        </text:list-item>
        <text:list-item>
          <text:p text:style-name="P5">Machine level</text:p>
        </text:list-item>
      </text:list>
      <text:p text:style-name="Heading_20_2">Replication</text:p>
      <text:list text:style-name="L2">
        <text:list-item>
          <text:p text:style-name="P7">Replication group: 2 machines</text:p>
        </text:list-item>
      </text:list>
      <text:p text:style-name="Text_20_body">The replication process requires a 'replication group' </text:p>
      <text:p text:style-name="Text_20_body"/>
      <text:list text:style-name="Numbering_20_2">
        <text:list-item>
          <text:p text:style-name="Heading">SuperGroups</text:p>
        </text:list-item>
      </text:list>
      <text:p text:style-name="Text_20_body"/>
      <text:list text:style-name="L3">
        <text:list-item>
          <text:p text:style-name="P8">SuperGroup Manager</text:p>
        </text:list-item>
        <text:list-item>
          <text:p text:style-name="P8"/>
        </text:list-item>
      </text:list>
      <text:p text:style-name="Heading_20_1">Use Cases</text:p>
      <text:list text:style-name="L4">
        <text:list-item>
          <text:p text:style-name="P10">Creation of a SuperGroup Instance Manager</text:p>
        </text:list-item>
        <text:list-item>
          <text:p text:style-name="P10">Addition of a SuperGroup Instance Manager</text:p>
        </text:list-item>
        <text:list-item>
          <text:p text:style-name="P10">Deletion of a SuperGroup Instance Manager</text:p>
        </text:list-item>
        <text:list-item>
          <text:p text:style-name="P10"/>
        </text:list-item>
        <text:list-item>
          <text:p text:style-name="P10">Creation of a SuperGroup Instance</text:p>
        </text:list-item>
        <text:list-item>
          <text:p text:style-name="P10">Addition of User to a SuperGroup Instance</text:p>
        </text:list-item>
        <text:list-item>
          <text:p text:style-name="P10">Deletion of User in a SuperGroup Instance</text:p>
        </text:list-item>
        <text:list-item>
          <text:p text:style-name="P10"/>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Numbering_20_2"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03T15:39:10</meta:creation-date>
    <dc:creator>Jean-Lou Dupont</dc:creator>
    <dc:date>2007-06-14T16:51:13</dc:date>
    <dc:language>en-US</dc:language>
    <meta:editing-cycles>15</meta:editing-cycles>
    <meta:editing-duration>PT7M27S</meta:editing-duration>
    <meta:user-defined meta:name="Info 1"/>
    <meta:user-defined meta:name="Info 2"/>
    <meta:user-defined meta:name="Info 3"/>
    <meta:user-defined meta:name="Info 4"/>
    <meta:document-statistic meta:table-count="2" meta:image-count="0" meta:object-count="1" meta:page-count="2" meta:paragraph-count="29" meta:word-count="92" meta:character-count="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